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paragraph-properties fo:margin-top="0cm" fo:margin-bottom="0cm" loext:contextual-spacing="fals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Install MariaDB 10.4 on Alpine Linux</text:h>
      <text:p text:style-name="P2">By</text:p>
      <text:p text:style-name="P2"><text:a xlink:type="simple" xlink:href="https://techviewleo.com/author/jmutai/" text:style-name="Internet_20_link" text:visited-style-name="Visited_20_Internet_20_Link">Josphat Mutai</text:a></text:p>
      <text:p text:style-name="P2">-</text:p>
      <text:p text:style-name="P2">2512</text:p>
      <text:p text:style-name="P2"><text:a xlink:type="simple" xlink:href="https://techviewleo.com/how-to-install-mariadb-on-alpine-linux/#respond" text:style-name="Internet_20_link" text:visited-style-name="Visited_20_Internet_20_Link">0</text:a></text:p>
      <text:section text:style-name="Sect1" text:name="td_social_sharing_article_top">
        <text:p text:style-name="P2"/>
      </text:section>
      <text:p text:style-name="Text_20_body"><text:bookmark text:name="ezoic-pub-ad-placeholder-119"/><text:bookmark text:name="div-gpt-ad-techviewleo_com-box-3-0"/>In our previous guide we discussed on the<text:a xlink:type="simple" xlink:href="https://techviewleo.com/how-to-install-mariadb-server-on-amazon-linux/" office:target-frame-name="_blank" xlink:show="new" text:style-name="Internet_20_link" text:visited-style-name="Visited_20_Internet_20_Link"> installation of MariaDB database server on Amazon Linux</text:a>. Today’s tutorial is geared towards setting up MariaDB Database Server on Alpine Linux instance. The machine can be running on Virtualized environment powered by KVM, VirtualBox, VMware, Parallels, Hyper-V or Cloud provider that provides alpine Linux servers. For those new to MariaDB it is a relational database management system that is developed by the community, but was forked from MySQL. The software is open source and released under the GNU General Public License.</text:p>
      <text:p text:style-name="Text_20_body"><text:bookmark text:name="ezoic-pub-ad-placeholder-101"/><text:bookmark text:name="div-gpt-ad-techviewleo_com-medrectangle-3-0"/>As of this article update the latest stable release of MariaDB database server is version<text:span text:style-name="Strong_20_Emphasis"> </text:span>10.5 but the version on the Alpine Linux repositories is 10.4. This guide will capture MariaDB 10.4 installation on Alpine Linux. Once a much newer release is available the title of this article will be updated to capture it.</text:p>
      <text:h text:style-name="Heading_20_2" text:outline-level="2">Install MariaDB 10.4 on Alpine Linux</text:h>
      <text:p text:style-name="Text_20_body">Before we even begin the actual installation we need to make sure our system can connect to the OS repositories for package installation.</text:p>
      <text:p text:style-name="Text_20_body">Update APK application list cache:</text:p>
      <text:p text:style-name="Preformatted_20_Text"><text:span text:style-name="Source_20_Text">$ sudo apk update</text:span></text:p>
      <text:p text:style-name="Preformatted_20_Text"><text:span text:style-name="Source_20_Text">fetch http://nl.alpinelinux.org/alpine/v3.7/community/x86_64/APKINDEX.tar.gz</text:span></text:p>
      <text:p text:style-name="Preformatted_20_Text"><text:span text:style-name="Source_20_Text">fetch http://nl.alpinelinux.org/alpine/edge/main/x86_64/APKINDEX.tar.gzfetch http://nl.alpinelinux.org/alpine/edge/community/x86_64/APKINDEX.tar.gz</text:span></text:p>
      <text:p text:style-name="Preformatted_20_Text"><text:span text:style-name="Source_20_Text">v3.7.3-183-gcc9ad2b48d [http://nl.alpinelinux.org/alpine/v3.7/community]</text:span></text:p>
      <text:p text:style-name="Preformatted_20_Text"><text:span text:style-name="Source_20_Text">v20200626-271-gcbcf4f191f [http://nl.alpinelinux.org/alpine/edge/main]</text:span></text:p>
      <text:p text:style-name="Preformatted_20_Text"><text:span text:style-name="Source_20_Text">v20200626-267-g3745709556 [http://nl.alpinelinux.org/alpine/edge/community]</text:span></text:p>
      <text:p text:style-name="P1"><text:span text:style-name="Source_20_Text">OK: 16265 distinct packages available</text:span></text:p>
      <text:p text:style-name="Text_20_body">Check for package names that match mariadb:</text:p>
      <text:p text:style-name="Preformatted_20_Text"><text:span text:style-name="Source_20_Text">$ sudo apk search mariadb</text:span></text:p>
      <text:p text:style-name="Preformatted_20_Text"><text:span text:style-name="Source_20_Text">mariadb-static-10.4.13-r1</text:span></text:p>
      <text:p text:style-name="Preformatted_20_Text"><text:span text:style-name="Source_20_Text">mariadb-server-utils-10.4.13-r1</text:span></text:p>
      <text:p text:style-name="Preformatted_20_Text"><text:span text:style-name="Source_20_Text">mariadb-connector-c-dev-3.1.8-r1</text:span></text:p>
      <text:p text:style-name="Preformatted_20_Text"><text:span text:style-name="Source_20_Text">mariadb-bench-10.4.13-r1</text:span></text:p>
      <text:p text:style-name="Preformatted_20_Text"><text:span text:style-name="Source_20_Text">mariadb-client-10.4.13-r1</text:span></text:p>
      <text:p text:style-name="Preformatted_20_Text"><text:span text:style-name="Source_20_Text">mariadb-10.4.13-r1</text:span></text:p>
      <text:p text:style-name="Preformatted_20_Text"><text:span text:style-name="Source_20_Text">mariadb-backup-10.4.13-r1</text:span></text:p>
      <text:p text:style-name="Preformatted_20_Text"><text:span text:style-name="Source_20_Text">mariadb-doc-10.4.13-r1</text:span></text:p>
      <text:p text:style-name="Preformatted_20_Text"><text:span text:style-name="Source_20_Text">mariadb-openrc-10.4.13-r1</text:span></text:p>
      <text:p text:style-name="Preformatted_20_Text"><text:span text:style-name="Source_20_Text">mariadb-dev-10.4.13-r1</text:span></text:p>
      <text:p text:style-name="Preformatted_20_Text"><text:span text:style-name="Source_20_Text">acf-mariadb-0.2.0-r2</text:span></text:p>
      <text:p text:style-name="Preformatted_20_Text"><text:span text:style-name="Source_20_Text">mariadb-embedded-dev-10.4.13-r1</text:span></text:p>
      <text:p text:style-name="Preformatted_20_Text"><text:span text:style-name="Source_20_Text">mariadb-test-10.4.13-r1</text:span></text:p>
      <text:p text:style-name="Preformatted_20_Text"><text:span text:style-name="Source_20_Text">mariadb-connector-c-3.1.8-r1</text:span></text:p>
      <text:p text:style-name="Preformatted_20_Text"><text:soft-page-break/><text:span text:style-name="Source_20_Text">mariadb-embedded-10.4.13-r1</text:span></text:p>
      <text:p text:style-name="Preformatted_20_Text"><text:span text:style-name="Source_20_Text">mariadb-mytop-10.4.13-r1</text:span></text:p>
      <text:p text:style-name="Preformatted_20_Text"><text:span text:style-name="Source_20_Text">mariadb-plugin-rocksdb-10.4.13-r1</text:span></text:p>
      <text:p text:style-name="Preformatted_20_Text"><text:span text:style-name="Source_20_Text">pdns-backend-mariadb-4.2.2-r0</text:span></text:p>
      <text:p text:style-name="P1"><text:span text:style-name="Source_20_Text">mariadb-common-10.4.13-r1</text:span></text:p>
      <text:h text:style-name="Heading_20_3" text:outline-level="3">Install MariaDB 10.4 on Alpine Linux</text:h>
      <text:p text:style-name="Text_20_body">From the list we can confirm availability of MariaDB 10.4 on the Alpine Linux repositories.</text:p>
      <text:p text:style-name="Preformatted_20_Text"><text:span text:style-name="Source_20_Text">$ sudo apk add mariadb mariadb-common mariadb-client</text:span></text:p>
      <text:p text:style-name="Preformatted_20_Text"><text:span text:style-name="Source_20_Text">(1/12) Installing mariadb-common (10.4.13-r1)</text:span></text:p>
      <text:p text:style-name="Preformatted_20_Text"><text:span text:style-name="Source_20_Text">(2/12) Installing libaio (0.3.112-r1)(3/11) Installing libcrypto1.1 (1.1.1g-r0)</text:span></text:p>
      <text:p text:style-name="Preformatted_20_Text"><text:span text:style-name="Source_20_Text">ERROR: libcrypto1.1-1.1.1g-r0: trying to overwrite etc/ssl/openssl.cnf owned by libressl2.6-libcrypto-2.6.4-r0.</text:span></text:p>
      <text:p text:style-name="Preformatted_20_Text"><text:span text:style-name="Source_20_Text">(4/12) Installing libgcc (9.3.0-r3)</text:span></text:p>
      <text:p text:style-name="Preformatted_20_Text"><text:span text:style-name="Source_20_Text">(5/12) Installing linux-pam (1.3.1-r4)</text:span></text:p>
      <text:p text:style-name="Preformatted_20_Text"><text:span text:style-name="Source_20_Text">(6/12) Installing pcre (8.44-r0)</text:span></text:p>
      <text:p text:style-name="Preformatted_20_Text"><text:span text:style-name="Source_20_Text">(7/12) Installing libssl1.1 (1.1.1g-r0)</text:span></text:p>
      <text:p text:style-name="Preformatted_20_Text"><text:span text:style-name="Source_20_Text">(8/12) Installing libstdc++ (9.3.0-r3)</text:span></text:p>
      <text:p text:style-name="Preformatted_20_Text"><text:span text:style-name="Source_20_Text">(9/12) Installing libxml2 (2.9.10-r4)</text:span></text:p>
      <text:p text:style-name="Preformatted_20_Text"><text:span text:style-name="Source_20_Text">(10/12) Installing mariadb (10.4.13-r1)</text:span></text:p>
      <text:p text:style-name="Preformatted_20_Text"><text:span text:style-name="Source_20_Text">Executing mariadb-10.4.13-r1.pre-install</text:span></text:p>
      <text:p text:style-name="Preformatted_20_Text"><text:span text:style-name="Source_20_Text">(11/12) Installing mariadb-openrc (10.4.13-r1)</text:span></text:p>
      <text:p text:style-name="Preformatted_20_Text"><text:span text:style-name="Source_20_Text">(12/12) Installing mariadb-client (10.4.13-r1)</text:span></text:p>
      <text:p text:style-name="Preformatted_20_Text"><text:span text:style-name="Source_20_Text">Executing busybox-1.27.2-r8.trigger</text:span></text:p>
      <text:p text:style-name="P1"><text:span text:style-name="Source_20_Text">1 error; 246 MiB in 62 packages</text:span></text:p>
      <text:p text:style-name="Text_20_body">After installation you need to initialize the main mysql database, and the data dir as standardized to <text:span text:style-name="Strong_20_Emphasis">/var/lib/mysql</text:span>. This can be done by executing the rc script below.</text:p>
      <text:p text:style-name="Preformatted_20_Text"><text:span text:style-name="Source_20_Text">$ sudo /etc/init.d/mariadb setup</text:span></text:p>
      <text:p text:style-name="Preformatted_20_Text"><text:span text:style-name="Source_20_Text"><text:s/>* Creating a new MySQL database ...</text:span></text:p>
      <text:p text:style-name="Preformatted_20_Text"><text:span text:style-name="Source_20_Text">Installing MariaDB/MySQL system tables in '/var/lib/mysql' ...OK</text:span></text:p>
      <text:p text:style-name="Preformatted_20_Text"/>
      <text:p text:style-name="Preformatted_20_Text"><text:span text:style-name="Source_20_Text">To start mysqld at boot time you have to copy</text:span></text:p>
      <text:p text:style-name="Preformatted_20_Text"><text:span text:style-name="Source_20_Text">support-files/mysql.server to the right place for your system</text:span></text:p>
      <text:p text:style-name="Preformatted_20_Text"/>
      <text:p text:style-name="Preformatted_20_Text"/>
      <text:p text:style-name="Preformatted_20_Text"><text:span text:style-name="Source_20_Text">Two all-privilege accounts were created.</text:span></text:p>
      <text:p text:style-name="Preformatted_20_Text"><text:span text:style-name="Source_20_Text">One is root@localhost, it has no password, but you need to</text:span></text:p>
      <text:p text:style-name="Preformatted_20_Text"><text:span text:style-name="Source_20_Text">be system 'root' user to connect. Use, for example, sudo mysql</text:span></text:p>
      <text:p text:style-name="Preformatted_20_Text"><text:span text:style-name="Source_20_Text">The second is mysql@localhost, it has no password either, but</text:span></text:p>
      <text:p text:style-name="Preformatted_20_Text"><text:span text:style-name="Source_20_Text">you need to be the system 'mysql' user to connect.</text:span></text:p>
      <text:p text:style-name="Preformatted_20_Text"><text:span text:style-name="Source_20_Text">After connecting you can set the password, if you would need to be</text:span></text:p>
      <text:p text:style-name="P1"><text:span text:style-name="Source_20_Text">able to connect as any of these users with a password and without sudo</text:span></text:p>
      <text:h text:style-name="Heading_20_3" text:outline-level="3">Start MariaDB database service on Alpine Linux.</text:h>
      <text:p text:style-name="Text_20_body">Alpine Linux uses <text:a xlink:type="simple" xlink:href="https://wiki.gentoo.org/wiki/OpenRC" office:target-frame-name="_blank" xlink:show="new" text:style-name="Internet_20_link" text:visited-style-name="Visited_20_Internet_20_Link">OpenRC</text:a> for its init system. The service can be started using the command:</text:p>
      <text:p text:style-name="Preformatted_20_Text"><text:span text:style-name="Source_20_Text">$ sudo rc-service mariadb start</text:span></text:p>
      <text:p text:style-name="Preformatted_20_Text"><text:span text:style-name="Source_20_Text"><text:s/>* Starting mariadb ...</text:span></text:p>
      <text:p text:style-name="P1"><text:span text:style-name="Source_20_Text">200702 21:09:32 mysqld_safe Logging to syslog.200702 21:09:32 mysqld_safe Starting mysqld daemon with databases from /var/lib/mysql <text:s text:c="68"/>[ ok ]</text:span></text:p>
      <text:p text:style-name="Text_20_body">Also set the service to be started at system boot.</text:p>
      <text:p text:style-name="Preformatted_20_Text"><text:span text:style-name="Source_20_Text">$ sudo rc-update add mariadb default</text:span></text:p>
      <text:p text:style-name="P1"><text:span text:style-name="Source_20_Text">* service mariadb added to runlevel default</text:span></text:p>
      <text:p text:style-name="Text_20_body"><text:soft-page-break/>Check service status with <text:span text:style-name="Emphasis">rc-status</text:span> command:<text:bookmark text:name="ezoic-pub-ad-placeholder-120"/><text:bookmark text:name="div-gpt-ad-techviewleo_com-box-4-0"/></text:p>
      <text:p text:style-name="Preformatted_20_Text"><text:span text:style-name="Source_20_Text">$ rc-status default</text:span></text:p>
      <text:p text:style-name="Preformatted_20_Text"><text:span text:style-name="Source_20_Text">Runlevel: default</text:span></text:p>
      <text:p text:style-name="Preformatted_20_Text"><text:span text:style-name="Source_20_Text"><text:s/>crond <text:s text:c="140"/>[ <text:s/>started <text:s/>]</text:span></text:p>
      <text:p text:style-name="Preformatted_20_Text"><text:span text:style-name="Source_20_Text"><text:s/>chronyd <text:s text:c="138"/>[ <text:s/>started <text:s/>]</text:span></text:p>
      <text:p text:style-name="Preformatted_20_Text"><text:span text:style-name="Source_20_Text"><text:s/>mariadb <text:s text:c="138"/>[ <text:s/>started <text:s/>]</text:span></text:p>
      <text:p text:style-name="Preformatted_20_Text"><text:span text:style-name="Source_20_Text"><text:s/>sshd <text:s text:c="141"/>[ <text:s/>started <text:s/>]</text:span></text:p>
      <text:p text:style-name="P1"><text:span text:style-name="Source_20_Text"><text:s/>acpid <text:s text:c="140"/>[ <text:s/>started <text:s/>]</text:span></text:p>
      <text:h text:style-name="Heading_20_3" text:outline-level="3"><text:bookmark text:name="ezoic-pub-ad-placeholder-102"/><text:bookmark text:name="div-gpt-ad-techviewleo_com-medrectangle-4-0"/>Secure MariaDB database server on Alpine Linux</text:h>
      <text:p text:style-name="Text_20_body">Now that the service is running the only pending item is securing it. Run the command below to set root password, remove test database and disallow remote login as root user.</text:p>
      <text:p text:style-name="Preformatted_20_Text">$ <text:span text:style-name="Strong_20_Emphasis">sudo mysql_secure_installation</text:span></text:p>
      <text:p text:style-name="Preformatted_20_Text"/>
      <text:p text:style-name="Preformatted_20_Text">NOTE: RUNNING ALL PARTS OF THIS SCRIPT IS RECOMMENDED FOR ALL MariaDB</text:p>
      <text:p text:style-name="Preformatted_20_Text"><text:s text:c="6"/>SERVERS IN PRODUCTION USE! <text:s/>PLEASE READ EACH STEP CAREFULLY!</text:p>
      <text:p text:style-name="Preformatted_20_Text"/>
      <text:p text:style-name="Preformatted_20_Text">In order to log into MariaDB to secure it, we'll need the current</text:p>
      <text:p text:style-name="Preformatted_20_Text">password for the root user. If you've just installed MariaDB, and</text:p>
      <text:p text:style-name="Preformatted_20_Text">haven't set the root password yet, you should just press enter here.</text:p>
      <text:p text:style-name="Preformatted_20_Text"/>
      <text:p text:style-name="Preformatted_20_Text">Enter current password for root (enter for none): </text:p>
      <text:p text:style-name="Preformatted_20_Text">OK, successfully used password, moving on...</text:p>
      <text:p text:style-name="Preformatted_20_Text"/>
      <text:p text:style-name="Preformatted_20_Text">Setting the root password or using the unix_socket ensures that nobody</text:p>
      <text:p text:style-name="Preformatted_20_Text">can log into the MariaDB root user without the proper authorisation.</text:p>
      <text:p text:style-name="Preformatted_20_Text"/>
      <text:p text:style-name="Preformatted_20_Text">You already have your root account protected, so you can safely answer 'n'.</text:p>
      <text:p text:style-name="Preformatted_20_Text"/>
      <text:p text:style-name="Preformatted_20_Text">Switch to unix_socket authentication [Y/n] <text:span text:style-name="Strong_20_Emphasis">y</text:span></text:p>
      <text:p text:style-name="Preformatted_20_Text">Enabled successfully!</text:p>
      <text:p text:style-name="Preformatted_20_Text">Reloading privilege tables..</text:p>
      <text:p text:style-name="Preformatted_20_Text"><text:s/>... Success!</text:p>
      <text:p text:style-name="Preformatted_20_Text"/>
      <text:p text:style-name="Preformatted_20_Text"/>
      <text:p text:style-name="Preformatted_20_Text">You already have your root account protected, so you can safely answer 'n'.</text:p>
      <text:p text:style-name="Preformatted_20_Text"/>
      <text:p text:style-name="Preformatted_20_Text">Change the root password? [Y/n] <text:span text:style-name="Strong_20_Emphasis">y</text:span></text:p>
      <text:p text:style-name="Preformatted_20_Text">New password: </text:p>
      <text:p text:style-name="Preformatted_20_Text">Re-enter new password: </text:p>
      <text:p text:style-name="Preformatted_20_Text">Password updated successfully!</text:p>
      <text:p text:style-name="Preformatted_20_Text">Reloading privilege tables..</text:p>
      <text:p text:style-name="Preformatted_20_Text"><text:s/>... Success!</text:p>
      <text:p text:style-name="Preformatted_20_Text"/>
      <text:p text:style-name="Preformatted_20_Text"/>
      <text:p text:style-name="Preformatted_20_Text">By default, a MariaDB installation has an anonymous user, allowing anyone</text:p>
      <text:p text:style-name="Preformatted_20_Text">to log into MariaDB without having to have a user account created for</text:p>
      <text:p text:style-name="Preformatted_20_Text">them. <text:s/>This is intended only for testing, and to make the installation</text:p>
      <text:p text:style-name="Preformatted_20_Text">go a bit smoother. <text:s/>You should remove them before moving into a</text:p>
      <text:p text:style-name="Preformatted_20_Text">production environment.</text:p>
      <text:p text:style-name="Preformatted_20_Text"/>
      <text:p text:style-name="Preformatted_20_Text">Remove anonymous users? [Y/n] <text:span text:style-name="Strong_20_Emphasis">y</text:span></text:p>
      <text:p text:style-name="Preformatted_20_Text"><text:s/>... Success!</text:p>
      <text:p text:style-name="Preformatted_20_Text"/>
      <text:p text:style-name="Preformatted_20_Text"><text:soft-page-break/>Normally, root should only be allowed to connect from 'localhost'. <text:s/>This</text:p>
      <text:p text:style-name="Preformatted_20_Text">ensures that someone cannot guess at the root password from the network.</text:p>
      <text:p text:style-name="Preformatted_20_Text"/>
      <text:p text:style-name="Preformatted_20_Text">Disallow root login remotely? [Y/n] <text:span text:style-name="Strong_20_Emphasis">y</text:span></text:p>
      <text:p text:style-name="Preformatted_20_Text"><text:s/>... Success!</text:p>
      <text:p text:style-name="Preformatted_20_Text"/>
      <text:p text:style-name="Preformatted_20_Text">By default, MariaDB comes with a database named 'test' that anyone can</text:p>
      <text:p text:style-name="Preformatted_20_Text">access. <text:s/>This is also intended only for testing, and should be removed</text:p>
      <text:p text:style-name="Preformatted_20_Text">before moving into a production environment.</text:p>
      <text:p text:style-name="Preformatted_20_Text"/>
      <text:p text:style-name="Preformatted_20_Text">Remove test database and access to it? [Y/n] <text:span text:style-name="Strong_20_Emphasis">y</text:span></text:p>
      <text:p text:style-name="Preformatted_20_Text"><text:s/>- Dropping test database...</text:p>
      <text:p text:style-name="Preformatted_20_Text"><text:s/>... Success!</text:p>
      <text:p text:style-name="Preformatted_20_Text"><text:s/>- Removing privileges on test database...</text:p>
      <text:p text:style-name="Preformatted_20_Text"><text:s/>... Success!</text:p>
      <text:p text:style-name="Preformatted_20_Text"/>
      <text:p text:style-name="Preformatted_20_Text">Reloading the privilege tables will ensure that all changes made so far</text:p>
      <text:p text:style-name="Preformatted_20_Text">will take effect immediately.</text:p>
      <text:p text:style-name="Preformatted_20_Text"/>
      <text:p text:style-name="Preformatted_20_Text">Reload privilege tables now? [Y/n] <text:span text:style-name="Strong_20_Emphasis">y</text:span></text:p>
      <text:p text:style-name="Preformatted_20_Text"><text:s/>... Success!</text:p>
      <text:p text:style-name="Preformatted_20_Text"/>
      <text:p text:style-name="Preformatted_20_Text">Cleaning up...</text:p>
      <text:p text:style-name="Preformatted_20_Text"/>
      <text:p text:style-name="Preformatted_20_Text">All done! <text:s/>If you've completed all of the above steps, your MariaDB</text:p>
      <text:p text:style-name="Preformatted_20_Text">installation should now be secure.</text:p>
      <text:p text:style-name="Preformatted_20_Text"/>
      <text:p text:style-name="P1">Thanks for using MariaDB!</text:p>
      <text:p text:style-name="Text_20_body">If you try accessing the database console without providing password an access denied error will be shown.</text:p>
      <text:p text:style-name="Preformatted_20_Text"><text:span text:style-name="Source_20_Text">$ mysql -u root &lt;ENTER&gt;</text:span></text:p>
      <text:p text:style-name="P1"><text:span text:style-name="Source_20_Text">ERROR 1698 (28000): Access denied for user 'root'@'localhost'</text:span></text:p>
      <text:p text:style-name="Text_20_body">Now try again but this time providing the password with <text:span text:style-name="Strong_20_Emphasis">-p </text:span>command option.</text:p>
      <text:p text:style-name="Preformatted_20_Text">$ <text:span text:style-name="Strong_20_Emphasis">mysql -u root -p</text:span></text:p>
      <text:p text:style-name="Preformatted_20_Text">Enter password: </text:p>
      <text:p text:style-name="Preformatted_20_Text">Welcome to the MariaDB monitor. <text:s/>Commands end with ; or \g.</text:p>
      <text:p text:style-name="Preformatted_20_Text">Your MariaDB connection id is 19</text:p>
      <text:p text:style-name="Preformatted_20_Text">Server version: 10.4.13-MariaDB MariaDB Server</text:p>
      <text:p text:style-name="Preformatted_20_Text"/>
      <text:p text:style-name="Preformatted_20_Text">Copyright (c) 2000, 2018, Oracle, MariaDB Corporation Ab and others.</text:p>
      <text:p text:style-name="Preformatted_20_Text"/>
      <text:p text:style-name="Preformatted_20_Text">Type 'help;' or '\h' for help. Type '\c' to clear the current input statement.</text:p>
      <text:p text:style-name="Preformatted_20_Text"/>
      <text:p text:style-name="P1">MariaDB [(none)]&gt;</text:p>
      <text:h text:style-name="Heading_20_3" text:outline-level="3">Test MariaDB database installation on Alpine Linux</text:h>
      <text:p text:style-name="Text_20_body">Create test database and user.</text:p>
      <text:p text:style-name="Preformatted_20_Text">MariaDB [(none)]&gt; <text:span text:style-name="Strong_20_Emphasis">CREATE DATABASE testdb;</text:span></text:p>
      <text:p text:style-name="Preformatted_20_Text">Query OK, 1 row affected (0.000 sec)</text:p>
      <text:p text:style-name="Preformatted_20_Text"/>
      <text:p text:style-name="Preformatted_20_Text">MariaDB [(none)]&gt; <text:span text:style-name="Strong_20_Emphasis">SHOW DATABASES;</text:span></text:p>
      <text:p text:style-name="Preformatted_20_Text">+--------------------+</text:p>
      <text:p text:style-name="Preformatted_20_Text">| Database <text:s text:c="10"/>|</text:p>
      <text:p text:style-name="Preformatted_20_Text">+--------------------+</text:p>
      <text:p text:style-name="Preformatted_20_Text">| information_schema |</text:p>
      <text:p text:style-name="Preformatted_20_Text">| mysql <text:s text:c="13"/>|</text:p>
      <text:p text:style-name="Preformatted_20_Text"><text:soft-page-break/>| performance_schema |</text:p>
      <text:p text:style-name="Preformatted_20_Text">| testdb <text:s text:c="12"/>|</text:p>
      <text:p text:style-name="Preformatted_20_Text">+--------------------+</text:p>
      <text:p text:style-name="P1">4 rows in set (0.000 sec)</text:p>
      <text:p text:style-name="Text_20_body">Create a user and grant access to the database created.</text:p>
      <text:p text:style-name="Preformatted_20_Text">MariaDB [(none)]&gt; <text:span text:style-name="Strong_20_Emphasis">CREATE USER testuser@localhost IDENTIFIED BY "STr0ngDBP@ss";</text:span></text:p>
      <text:p text:style-name="Preformatted_20_Text">Query OK, 0 rows affected (0.001 sec)</text:p>
      <text:p text:style-name="Preformatted_20_Text"/>
      <text:p text:style-name="Preformatted_20_Text">MariaDB [(none)]&gt; <text:span text:style-name="Strong_20_Emphasis">GRANT ALL ON testdb.* TO testuser@localhost;</text:span></text:p>
      <text:p text:style-name="Preformatted_20_Text">Query OK, 0 rows affected (0.003 sec)</text:p>
      <text:p text:style-name="Preformatted_20_Text"/>
      <text:p text:style-name="Preformatted_20_Text">MariaDB [(none)]&gt; <text:span text:style-name="Strong_20_Emphasis">FLUSH PRIVILEGES;</text:span></text:p>
      <text:p text:style-name="P1">Query OK, 0 rows affected (0.000 sec)</text:p>
      <text:p text:style-name="Text_20_body">Quit from MariDB console and login as <text:span text:style-name="Emphasis">testuser</text:span>.</text:p>
      <text:p text:style-name="Preformatted_20_Text">MariaDB [(none)]&gt; <text:span text:style-name="Strong_20_Emphasis">QUIT</text:span></text:p>
      <text:p text:style-name="Preformatted_20_Text">Bye</text:p>
      <text:p text:style-name="Preformatted_20_Text"/>
      <text:p text:style-name="Preformatted_20_Text">$ <text:span text:style-name="Strong_20_Emphasis">mysql -u testuser -p'STr0ngDBP@ss'</text:span></text:p>
      <text:p text:style-name="Preformatted_20_Text">Welcome to the MariaDB monitor. <text:s/>Commands end with ; or \g.</text:p>
      <text:p text:style-name="Preformatted_20_Text">Your MariaDB connection id is 21</text:p>
      <text:p text:style-name="Preformatted_20_Text">Server version: 10.4.13-MariaDB MariaDB Server</text:p>
      <text:p text:style-name="Preformatted_20_Text"/>
      <text:p text:style-name="Preformatted_20_Text">Copyright (c) 2000, 2018, Oracle, MariaDB Corporation Ab and others.</text:p>
      <text:p text:style-name="Preformatted_20_Text"/>
      <text:p text:style-name="Preformatted_20_Text">Type 'help;' or '\h' for help. Type '\c' to clear the current input statement.</text:p>
      <text:p text:style-name="Preformatted_20_Text"/>
      <text:p text:style-name="P1">MariaDB [(none)]&gt;</text:p>
      <text:p text:style-name="Text_20_body">List the databases that the user has access to.</text:p>
      <text:p text:style-name="Preformatted_20_Text">MariaDB [(none)]&gt; <text:span text:style-name="Strong_20_Emphasis">SHOW DATABASES;</text:span></text:p>
      <text:p text:style-name="Preformatted_20_Text">+--------------------+</text:p>
      <text:p text:style-name="Preformatted_20_Text">| Database <text:s text:c="10"/>|</text:p>
      <text:p text:style-name="Preformatted_20_Text">+--------------------+</text:p>
      <text:p text:style-name="Preformatted_20_Text">| information_schema |</text:p>
      <text:p text:style-name="Preformatted_20_Text">| testdb <text:s text:c="12"/>|</text:p>
      <text:p text:style-name="Preformatted_20_Text">+--------------------+</text:p>
      <text:p text:style-name="Preformatted_20_Text">2 rows in set (0.000 sec)</text:p>
      <text:p text:style-name="Preformatted_20_Text"/>
      <text:p text:style-name="Preformatted_20_Text">MariaDB [(none)]&gt; <text:span text:style-name="Strong_20_Emphasis">QUIT</text:span></text:p>
      <text:p text:style-name="P1">Bye</text:p>
      <text:p text:style-name="Text_20_body">We have successfully installed, configured and started MariaDB database server on Alpine Linux virtual machine. We also demonstrated how you can create a database, user and grant permissions and we confirmed the user was able to see database when permissions were granted. You can now proceed to learn more about SQL and hack your projects with confidence.</text:p>
      <text:p text:style-name="Standard"><text:a xlink:type="simple" xlink:href="https://techviewleo.com/how-to-install-mariadb-on-alpine-linux/" text:style-name="Internet_20_link" text:visited-style-name="Visited_20_Internet_20_Link">https://techviewleo.com/how-to-install-mariadb-on-alpine-linux/</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0T17:26:21.524146841</meta:creation-date>
    <dc:date>2021-03-10T17:26:42.386000266</dc:date>
    <meta:editing-duration>PT22S</meta:editing-duration>
    <meta:editing-cycles>2</meta:editing-cycles>
    <meta:generator>LibreOffice/6.4.6.2$Linux_X86_64 LibreOffice_project/40$Build-2</meta:generator>
    <meta:document-statistic meta:table-count="0" meta:image-count="0" meta:object-count="0" meta:page-count="5" meta:paragraph-count="193" meta:word-count="1324" meta:character-count="10082" meta:non-whitespace-character-count="8091"/>
  </office:meta>
</office:document-meta>
</file>